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" svg:font-family="'DejaVu Sans Condensed'"/>
    <style:font-face style:name="Times New Roman1" svg:font-family="'Times New Roman'"/>
    <style:font-face style:name="Times New Roman2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vre X</text:h>
      <text:p text:style-name="_3c_l_3e_"><text:span text:style-name="_3c_pb_3e_">[441]</text:span>De là par l’infini le nocier Hymenee,</text:p>
      <text:p text:style-name="_3c_l_3e_">Couvert de son manteau de couleur safranee,</text:p>
      <text:p text:style-name="_3c_l_3e_">Guide son vol en Thrace au terroir Ciconin,</text:p>
      <text:p text:style-name="_3c_l_3e_">Par Orphee imploré, qui l’esperoit benin,</text:p>
      <text:p text:style-name="_3c_l_3e_">Il y vint : mais en vain, mais sans un gay visage :</text:p>
      <text:p text:style-name="_3c_l_3e_">Mais sans les meilleurs mots, mais sans heureux presage ;</text:p>
      <text:p text:style-name="_3c_l_3e_">Les flambeaux qu’il tenoit fumoient et petilloient,</text:p>
      <text:p text:style-name="_3c_l_3e_">Et des eaux, ains des pleurs, sans cesse distiloient,</text:p>
      <text:p text:style-name="_3c_l_3e_">Il ne les put flamber les branlans de son geste ;</text:p>
      <text:p text:style-name="_3c_l_3e_">L’augure en fut fâcheux, et la fin plus funeste ;</text:p>
      <text:p text:style-name="_3c_l_3e_">Car la nouvelle épouse et les Najades sœurs</text:p>
      <text:p text:style-name="_3c_l_3e_">S’égayans au travers des herbes et des fleurs,</text:p>
      <text:p text:style-name="_3c_l_3e_">Bien tost apres la nopce on la vid trépassee</text:p>
      <text:p text:style-name="_3c_l_3e_">De la dent d’un serpent dans le talon blessee :</text:p>
      <text:p text:style-name="_3c_l_3e_">Le Chantre de Rodope ayant assez pleuré</text:p>
      <text:p text:style-name="_3c_l_3e_">Cette perte icy haut, s’est là bas retiré,</text:p>
      <text:p text:style-name="_3c_l_3e_">Par l’huis Tenarien il osa bien descendre</text:p>
      <text:p text:style-name="_3c_l_3e_">Jusqu’au Styx pour s’y faire en ses douleurs entendre,</text:p>
      <text:p text:style-name="_3c_l_3e_"><text:span text:style-name="_3c_pb_3e_">[442]</text:span>Et tenter les espris sans craindre aucuns dangers ;</text:p>
      <text:p text:style-name="_3c_l_3e_">Les Manes il traverse, et les peuples legers</text:p>
      <text:p text:style-name="_3c_l_3e_">Pour trouver Persephone et le Roy des fantaumes</text:p>
      <text:p text:style-name="_3c_l_3e_">Qui gouverne absolu les mal-plaisans Royaumes,</text:p>
      <text:p text:style-name="_3c_l_3e_">Il pred son Lut en main, le regle d’un doux son,</text:p>
      <text:p text:style-name="_3c_l_3e_">Et mesle ses acords avec cette chanson.</text:p>
      <text:p text:style-name="_3c_l_3e_"/>
      <text:p text:style-name="_3c_l_3e_">Grands Dieux ! Ros soûterrains de la demeure blesme,</text:p>
      <text:p text:style-name="_3c_l_3e_">Où les mortels enfin vont étoufer leurs jours,</text:p>
      <text:p text:style-name="_3c_l_3e_">Permetez que je parle, et la verité mesme</text:p>
      <text:p text:style-name="_3c_l_3e_">Sera le seul sujet de mon triste discours.</text:p>
      <text:p text:style-name="_3c_l_3e_"/>
      <text:p text:style-name="_3c_l_3e_">Je ne suis devalé dedans ce creux Tartare</text:p>
      <text:p text:style-name="_3c_l_3e_">Pour y voir curieux vostre sombre manoir,</text:p>
      <text:p text:style-name="_3c_l_3e_">Où lier les trois chefs du Portier qui barbare</text:p>
      <text:p text:style-name="_3c_l_3e_">A le poil en Meduse et serpentin et noir.</text:p>
      <text:p text:style-name="_3c_l_3e_"/>
      <text:p text:style-name="_3c_l_3e_"><text:soft-page-break/>Je viens dessus les pas de ma chere compagne,</text:p>
      <text:p text:style-name="_3c_l_3e_">Qu’un serpent veneneux a fait descendre icy,</text:p>
      <text:p text:style-name="_3c_l_3e_">Rencontré sous ses pieds dedans une campagne</text:p>
      <text:p text:style-name="_3c_l_3e_">Malin il a le cours de son âge acourcy.</text:p>
      <text:p text:style-name="_3c_l_3e_"/>
      <text:p text:style-name="_3c_l_3e_">J’en ay charché l’oubly : mais l’amour me surmonte,</text:p>
      <text:p text:style-name="_3c_l_3e_">Les hommes de là-haut cognoissent bien ce Dieu ;</text:p>
      <text:p text:style-name="_3c_l_3e_">Le cognoissez-vous pas ? je ne sçay s’il vous domte,</text:p>
      <text:p text:style-name="_3c_l_3e_">Mais je pense pourtant qu’il a regne en ce lieu.</text:p>
      <text:p text:style-name="_3c_l_3e_"/>
      <text:p text:style-name="_3c_l_3e_">Si le ravissement fut jamais veritable,</text:p>
      <text:p text:style-name="_3c_l_3e_">Dont le bruit parmy nous court encore aujourd’huy,</text:p>
      <text:p text:style-name="_3c_l_3e_">Amour vous a conjoint, sa force n’est pas fable,</text:p>
      <text:p text:style-name="_3c_l_3e_">Vous la cognoissez bien, et dépendez de luy.</text:p>
      <text:p text:style-name="_3c_l_3e_"/>
      <text:p text:style-name="_3c_l_3e_">Je vous conjure donc pas ces lieux pleins de creinte,</text:p>
      <text:p text:style-name="_3c_l_3e_">Ce silence profond, et ce puissant Cahos,</text:p>
      <text:p text:style-name="_3c_l_3e_">De me rendre Euridice, elle est trop tost éteinte,</text:p>
      <text:p text:style-name="_3c_l_3e_">Rapellez ses Destins, et ravivez ses os.</text:p>
      <text:p text:style-name="_3c_l_3e_"/>
      <text:p text:style-name="_3c_l_3e_">Tout vous doit faire hommage, et bien courte est nôtre heure,</text:p>
      <text:p text:style-name="_3c_l_3e_">Nous venons tost ou tard nous ranger tous chez vous,</text:p>
      <text:p text:style-name="_3c_l_3e_"><text:span text:style-name="_3c_pb_3e_">[443]</text:span>C’est le but des humains, leurs derniere demeure,</text:p>
      <text:p text:style-name="_3c_l_3e_">Où sans fin vous avez n empire sur nous.</text:p>
      <text:p text:style-name="_3c_l_3e_"/>
      <text:p text:style-name="_3c_l_3e_">Ainsi quand mon épouse aura meuri son âge,</text:p>
      <text:p text:style-name="_3c_l_3e_">Elle retournera sous le joug de vos loix :</text:p>
      <text:p text:style-name="_3c_l_3e_">Je vous demande donc seulement un usage</text:p>
      <text:p text:style-name="_3c_l_3e_">De ce que vous aurez encore une autrefois.</text:p>
      <text:p text:style-name="_3c_l_3e_"/>
      <text:p text:style-name="_3c_l_3e_">Que si le sort cruel ce plaisir nous envie,</text:p>
      <text:p text:style-name="_3c_l_3e_">Si le Destin roidit contre nous ses éforts,</text:p>
      <text:p text:style-name="_3c_l_3e_">Je ne veux remonter au Royaume de vie,</text:p>
      <text:p text:style-name="_3c_l_3e_">Retenez-nous tous deux au Royaume des morts !</text:p>
      <text:p text:style-name="_3c_l_3e_"/>
      <text:p text:style-name="_3c_l_3e_">Tel fut le chant d’Orphée aux accors de sa lyre,</text:p>
      <text:p text:style-name="_3c_l_3e_">Les espris à ses plaints soûpiroient son martyre,</text:p>
      <text:p text:style-name="_3c_l_3e_"><text:soft-page-break/>Tantale en oublioit l’eau de son lac fuyant,</text:p>
      <text:p text:style-name="_3c_l_3e_">Le roüet d’Ixion s’arrestoit en l’oyant,</text:p>
      <text:p text:style-name="_3c_l_3e_">Le poumon fut quitté par les vautours avides,</text:p>
      <text:p text:style-name="_3c_l_3e_">Sans cruches on voyoit la troupe des Belides,</text:p>
      <text:p text:style-name="_3c_l_3e_">Assis sur son rocher Sisiphe l’écoutoit ;</text:p>
      <text:p text:style-name="_3c_l_3e_">Fut la premier fois, tant son art enchantoit,</text:p>
      <text:p text:style-name="_3c_l_3e_">Que l’on vid émouvoir les cœurs des Eumenides,</text:p>
      <text:p text:style-name="_3c_l_3e_">Et rendre de leurs pleurs leurs visages humides,</text:p>
      <text:p text:style-name="_3c_l_3e_">La royale Compagne et le Prince d’en-bas</text:p>
      <text:p text:style-name="_3c_l_3e_">Emportez par son chant ne l’éconduirent pas,</text:p>
      <text:p text:style-name="_3c_l_3e_">Ains d’une promte voix hucherent Eurydice</text:p>
      <text:p text:style-name="_3c_l_3e_">Parmy les morts nouveaux errante ombre novice ;</text:p>
      <text:p text:style-name="_3c_l_3e_">D’un pas clochant encore pres d’eux elle se rend,</text:p>
      <text:p text:style-name="_3c_l_3e_">Le Rodopeïen de ces Dieux la reprend</text:p>
      <text:p text:style-name="_3c_l_3e_">Aux charges qu’il n’iroit tournant ses yeux derriere</text:p>
      <text:p text:style-name="_3c_l_3e_">Qu’il n’eust du bal de l’Orque afranchi la barriere,</text:p>
      <text:p text:style-name="_3c_l_3e_">S’il ne veut que ce don luy demeure sans fruit ;</text:p>
      <text:p text:style-name="_3c_l_3e_">Ils prennent un sentier où l’on n’oit aucun bruit,</text:p>
      <text:p text:style-name="_3c_l_3e_">Panchant, fâcheux, obscur sous un épaix nuage ;</text:p>
      <text:p text:style-name="_3c_l_3e_">Ja d’une terre à l’autre ils touchoient le passage,</text:p>
      <text:p text:style-name="_3c_l_3e_"><text:span text:style-name="_3c_pb_3e_">[444]</text:span>Quand à coup une peur cet Amant vint saisir</text:p>
      <text:p text:style-name="_3c_l_3e_">D’avoir perdu sa Dame, et brûlant d’un desir</text:p>
      <text:p text:style-name="_3c_l_3e_">D’en assurer ses yeux, il tourne un peu la veuë :</text:p>
      <text:p text:style-name="_3c_l_3e_">Las ! recheute à l’instant la belle est disparuë,</text:p>
      <text:p text:style-name="_3c_l_3e_">Il s’est, tendant les bras, mais en vain, éforcé</text:p>
      <text:p text:style-name="_3c_l_3e_">De l’ambrasser tombante, et d’en estre ambrassé,</text:p>
      <text:p text:style-name="_3c_l_3e_">Infortnué qu’il est ! autre chose il n’atrape</text:p>
      <text:p text:style-name="_3c_l_3e_">Que l’air seul qui luy cede, et de ses mains échape,</text:p>
      <text:p text:style-name="_3c_l_3e_">Euridice requite à la Parque le poux,</text:p>
      <text:p text:style-name="_3c_l_3e_">Sans se plaindre pourtant du fait de son époux :</text:p>
      <text:p text:style-name="_3c_l_3e_">Car quelle plainte enfin eust-elle autre formee</text:p>
      <text:p text:style-name="_3c_l_3e_">Sinon d’avoir esté de luy trop aymee ?</text:p>
      <text:p text:style-name="_3c_l_3e_">Elle luy dit adieu pour la derniere fois,</text:p>
      <text:p text:style-name="_3c_l_3e_">Mais si bas qu’à grand peine il entendit sa voix,</text:p>
      <text:p text:style-name="_3c_l_3e_">Il la voit retourner en sa premiere place.</text:p>
      <text:p text:style-name="_3c_l_3e_"/>
      <text:p text:style-name="_3c_l_3e_">Un tel redoublement luy donnt autant de glace</text:p>
      <text:p text:style-name="_3c_l_3e_"><text:soft-page-break/>Que le Berger craintif dans le cœur en receut</text:p>
      <text:p text:style-name="_3c_l_3e_">Quand le chien à trois chefs aux fers il aperceut,</text:p>
      <text:p text:style-name="_3c_l_3e_">Sa face fut plutost en pierre convertie</text:p>
      <text:p text:style-name="_3c_l_3e_">Que la crainte ne fut de son cœur départie.</text:p>
      <text:p text:style-name="_3c_l_3e_"/>
      <text:p text:style-name="_3c_l_3e_">Ainsi le pauvre Orphée eut presque mesme sort</text:p>
      <text:p text:style-name="_3c_l_3e_">Qu’Olene qui voulut tirer sur luy le tort</text:p>
      <text:p text:style-name="_3c_l_3e_">De sa chere moitié, de toy qui transportee</text:p>
      <text:p text:style-name="_3c_l_3e_">Adorois ta beauté, malheureuse Lethee !</text:p>
      <text:p text:style-name="_3c_l_3e_">Vous étiez deux conjoints, vous estes maintenant</text:p>
      <text:p text:style-name="_3c_l_3e_">Sur Ide deux rocher l’un à l’autre joignant.</text:p>
      <text:p text:style-name="_3c_l_3e_"/>
      <text:p text:style-name="_3c_l_3e_">Orphée encore un coup tenta par sa priere</text:p>
      <text:p text:style-name="_3c_l_3e_">De rentrer dans l’enfer : mais d’une mine fiere</text:p>
      <text:p text:style-name="_3c_l_3e_">Il fut par le portier cette fois rebuté :</text:p>
      <text:p text:style-name="_3c_l_3e_">Adonc sept jours durans en ces lieux arresté</text:p>
      <text:p text:style-name="_3c_l_3e_">Portant une couleur plutost morte que vive,</text:p>
      <text:p text:style-name="_3c_l_3e_">Il s’est morne couché sur l’Avernale rive</text:p>
      <text:p text:style-name="_3c_l_3e_"><text:span text:style-name="_3c_pb_3e_">[445]</text:span>Sans boire en manger, les soucis seulement,</text:p>
      <text:p text:style-name="_3c_l_3e_">Les larmes, les douleurs luy servoient d’aliment :</text:p>
      <text:p text:style-name="_3c_l_3e_">Puis s’estant plaint long-tems de la cruauté grande</text:p>
      <text:p text:style-name="_3c_l_3e_">Qui se trouvoit aux Dieux de l’infernale bande,</text:p>
      <text:p text:style-name="_3c_l_3e_">Retiré sus Rodope, il s’est triste campé</text:p>
      <text:p text:style-name="_3c_l_3e_">Dessus le Mont Hermon de la bize frapé :</text:p>
      <text:p text:style-name="_3c_l_3e_">Là trois ans ils coula fuant l’amour des fames,</text:p>
      <text:p text:style-name="_3c_l_3e_">soit pour n’avoir esté bien heureux en ces flames,</text:p>
      <text:p text:style-name="_3c_l_3e_">Soit pour sa foy promise : il donna de l’ennuy</text:p>
      <text:p text:style-name="_3c_l_3e_">A beaucoup qui brûloient de se joindre avec luy,</text:p>
      <text:p text:style-name="_3c_l_3e_">Il est mesme l’auteur des horreurs de la Trace,</text:p>
      <text:p text:style-name="_3c_l_3e_">Que les garçons enfin sont entrez en la place</text:p>
      <text:p text:style-name="_3c_l_3e_">Des femmes par amour, et qu’en leur court printans</text:p>
      <text:p text:style-name="_3c_l_3e_">Ces peuples ont desir de la fleur de leurs ans.</text:p>
      <text:p text:style-name="_3c_l_3e_"/>
      <text:p text:style-name="_3c_l_3e_">En ce païs s’éleve une étoire montange,</text:p>
      <text:p text:style-name="_3c_l_3e_">Sur son coupeau se trouve une plate campagne,</text:p>
      <text:p text:style-name="_3c_l_3e_">Où par tou l’herbe verte un tapis étendoit,</text:p>
      <text:p text:style-name="_3c_l_3e_">Nul ombrage pourtant là ne se répandoit :</text:p>
      <text:p text:style-name="_3c_l_3e_"><text:soft-page-break/>Mais ce Chantre qui tient des Dieux son origine</text:p>
      <text:p text:style-name="_3c_l_3e_">Ayant par quelques jours hanté cette coline,</text:p>
      <text:p text:style-name="_3c_l_3e_">Y fit bien tost venir l’ombre de tous côtez</text:p>
      <text:p text:style-name="_3c_l_3e_">Y tirant de son Lut les arbres enchantez,</text:p>
      <text:p text:style-name="_3c_l_3e_">Le glan Caonien, les forests Heliades,</text:p>
      <text:p text:style-name="_3c_l_3e_">L’escule paroissant en ses hautes feuillades,</text:p>
      <text:p text:style-name="_3c_l_3e_">Les teils au bois molet, les branches des fouteaux,</text:p>
      <text:p text:style-name="_3c_l_3e_">Les coudres delicats, et les lauriers puceaux,</text:p>
      <text:p text:style-name="_3c_l_3e_">Le fresne d’où se font les piques belliqueuses,</text:p>
      <text:p text:style-name="_3c_l_3e_">Le sapin non noüé, les panchantes yeuses</text:p>
      <text:p text:style-name="_3c_l_3e_">Dessous le faix du glan, le plane au chef riant,</text:p>
      <text:p text:style-name="_3c_l_3e_">L’étable en ses couleurs plaisamment variant,</text:p>
      <text:p text:style-name="_3c_l_3e_">La saussaye ayme-fleuve, et la lote ayme-rive,</text:p>
      <text:p text:style-name="_3c_l_3e_">Avec les buis couverts de verdeur toûjours vive,</text:p>
      <text:p text:style-name="_3c_l_3e_"><text:span text:style-name="_3c_pb_3e_">[446]</text:span>L’humble bruyere y fut, le myrthe aux deux couleurs,</text:p>
      <text:p text:style-name="_3c_l_3e_">Et le figuier bluastre en ses fruits déjà meurs ;</text:p>
      <text:p text:style-name="_3c_l_3e_">De mesme l’on y vid le ployable lierre,</text:p>
      <text:p text:style-name="_3c_l_3e_">Et la vigne pampree, et l’omre qu’elle serre,</text:p>
      <text:p text:style-name="_3c_l_3e_">Le charme et la pignole, et le jeune arbosier</text:p>
      <text:p text:style-name="_3c_l_3e_">Portant sa pomme rouge, et le ployant palmier</text:p>
      <text:p text:style-name="_3c_l_3e_">Couronne des vinqueurs ; et le Pin qui sa teste</text:p>
      <text:p text:style-name="_3c_l_3e_">Entoure de cheveux herissé jusqu’au feste,</text:p>
      <text:p text:style-name="_3c_l_3e_">Arbre tout agreable à la mere des Dieux,</text:p>
      <text:p text:style-name="_3c_l_3e_">Dautant qu’Atis son prestre échangea furieux</text:p>
      <text:p text:style-name="_3c_l_3e_">En ce tige élevé son humaine figure,</text:p>
      <text:p text:style-name="_3c_l_3e_">Cachant son fait puni sous son écorce dure.</text:p>
      <text:p text:style-name="_3c_l_3e_"/>
      <text:p text:style-name="_3c_l_3e_">Avecque cette troupe arriva le Cypres,</text:p>
      <text:p text:style-name="_3c_l_3e_">Les bornes de nos champs imitant à plus pres,</text:p>
      <text:p text:style-name="_3c_l_3e_">Arbre jadis enfant, de ce Dieu les delices</text:p>
      <text:p text:style-name="_3c_l_3e_">À qui l’arc et le lut sont les doux exercices.</text:p>
      <text:h text:style-name="Heading_20_1" text:outline-level="1">Livre XI</text:h>
      <text:p text:style-name="_3c_l_3e_"><text:span text:style-name="_3c_pb_3e_">[483]</text:span>Tandis que par ces vers le Chantre unique honneur</text:p>
      <text:p text:style-name="_3c_l_3e_">De la gent Thracienne, enchantoit doux-sonneur</text:p>
      <text:p text:style-name="_3c_l_3e_">Et tiroit apres soy les forests verdoyantes</text:p>
      <text:p text:style-name="_3c_l_3e_">Les animaux plus fiers, et les roches oyantes,</text:p>
      <text:p text:style-name="_3c_l_3e_"><text:soft-page-break/>Voicy couvert de peaux un scadron feminin</text:p>
      <text:p text:style-name="_3c_l_3e_">Les filles et les brus du peuple Ciconin,</text:p>
      <text:p text:style-name="_3c_l_3e_">Qui le sang tout ému, la poitrine échaufee,</text:p>
      <text:p text:style-name="_3c_l_3e_">Du haut de la coline aperceurent Orphee</text:p>
      <text:p text:style-name="_3c_l_3e_">Mariant richement sa lyre avec sa voix :</text:p>
      <text:p text:style-name="_3c_l_3e_">L’une aux cheveux épars s’écria, Cette fois,</text:p>
      <text:p text:style-name="_3c_l_3e_">Compagnes ! cette fois nous avons belle prise</text:p>
      <text:p text:style-name="_3c_l_3e_">Sur ce fat qui moqueur nostre sexe méprise,</text:p>
      <text:p text:style-name="_3c_l_3e_">Elle lança son dart d’un courage felon</text:p>
      <text:p text:style-name="_3c_l_3e_">Vers le gosier chantant de ce fils d’Apollon,</text:p>
      <text:p text:style-name="_3c_l_3e_">Mais le dart émoussé de feuilles par la pointe</text:p>
      <text:p text:style-name="_3c_l_3e_">Le meurtrit seulement sans donner plus d’ateinte ;</text:p>
      <text:p text:style-name="_3c_l_3e_">Une autre prit en main un caillou pour son dart,</text:p>
      <text:p text:style-name="_3c_l_3e_">Qui rué contre luy fut vaincu par son art</text:p>
      <text:p text:style-name="_3c_l_3e_"><text:span text:style-name="_3c_pb_3e_">[484]</text:span>Et cheut devant ses pieds, il semble qu’il le prie,</text:p>
      <text:p text:style-name="_3c_l_3e_">Et demande pardon d’une telle furie :</text:p>
      <text:p text:style-name="_3c_l_3e_">Ce miracle pourtant n’éteint leur passion,</text:p>
      <text:p text:style-name="_3c_l_3e_">Ains augmente le feu de leur sedition,</text:p>
      <text:p text:style-name="_3c_l_3e_">Tout est hors de raison, la rage les domine,</text:p>
      <text:p text:style-name="_3c_l_3e_">Leurs dards par les éfaits d’une voix si divine</text:p>
      <text:p text:style-name="_3c_l_3e_">Se fussent amolis sans leurs cris éclatans,</text:p>
      <text:p text:style-name="_3c_l_3e_">Leurs cornets, leurs tambours, leurs sons exorbitans,</text:p>
      <text:p text:style-name="_3c_l_3e_">Leurs batemens de mains, leur hurlante manie</text:p>
      <text:p text:style-name="_3c_l_3e_">Qui de son luth charmeur étoufoient l’harmonie :</text:p>
      <text:p text:style-name="_3c_l_3e_">Enfin donc les caillous n’entendans plus les plaints</text:p>
      <text:p text:style-name="_3c_l_3e_">De ce chantre parfait, de son sang furent teints,</text:p>
      <text:p text:style-name="_3c_l_3e_">Tant d’animaux ravis encores aux écoutes</text:p>
      <text:p text:style-name="_3c_l_3e_">De ses derniers accents furent mis en déroutes,</text:p>
      <text:p text:style-name="_3c_l_3e_">Tant d’oyseaux, de serpents, tant de bestes de bois</text:p>
      <text:p text:style-name="_3c_l_3e_">Furent défaits premiers esclaves de sa voix,</text:p>
      <text:p text:style-name="_3c_l_3e_">Et dessus son theatre attachez par trophée.</text:p>
      <text:p text:style-name="_3c_l_3e_">Ces Menades apres contre ce pauvre Orphee</text:p>
      <text:p text:style-name="_3c_l_3e_">Tournans leurs bras sanglans s’amasserent autour,</text:p>
      <text:p text:style-name="_3c_l_3e_">Comme autour d’un hybou les oyseaux en plein jour,</text:p>
      <text:p text:style-name="_3c_l_3e_">Ou les cheins assemblez au matin sur l’areine</text:p>
      <text:p text:style-name="_3c_l_3e_">Environnent un cerf que pour proye on leur meine</text:p>
      <text:p text:style-name="_3c_l_3e_">Dans un amphiteatre : elles pressent ainsi</text:p>
      <text:p text:style-name="_3c_l_3e_"><text:soft-page-break/>Ce chantre leur haineux, et dardent sans mercy</text:p>
      <text:p text:style-name="_3c_l_3e_">Leurs thirses verts sur luy non faits pour cet usage,</text:p>
      <text:p text:style-name="_3c_l_3e_">Les unes luy jettoient des motes au visage,</text:p>
      <text:p text:style-name="_3c_l_3e_">Aucunes des rameaux, les autres des cailloux,</text:p>
      <text:p text:style-name="_3c_l_3e_">Et pour ne laisser point sans armes leur couroux,</text:p>
      <text:p text:style-name="_3c_l_3e_">Le sort sembloit permettre animant cette guerre</text:p>
      <text:p text:style-name="_3c_l_3e_">Qu’on labourast alors et qu’on béchast la terre,</text:p>
      <text:p text:style-name="_3c_l_3e_">Et que les païsans tous suans sous l’espoir</text:p>
      <text:p text:style-name="_3c_l_3e_">Des fruits de leurs travail, épouvantez de voir</text:p>
      <text:p text:style-name="_3c_l_3e_"><text:span text:style-name="_3c_pb_3e_">[485]</text:span>Cette troupe en son feu, leur œuvre abandonnassent,</text:p>
      <text:p text:style-name="_3c_l_3e_">Et leurs bœufs et outils à ces femmes quitassent,</text:p>
      <text:p text:style-name="_3c_l_3e_">Des charuës icy, là des pesans râteaux,</text:p>
      <text:p text:style-name="_3c_l_3e_">De deçà des sarcloirs, de là des longs hoyaux ;</text:p>
      <text:p text:style-name="_3c_l_3e_">Ce sexe s’en saisit, et bestes rugissantes</text:p>
      <text:p text:style-name="_3c_l_3e_">Arachent de ces bœufs les cornes menaçantes,</text:p>
      <text:p text:style-name="_3c_l_3e_">Puis redoublent soudain leur assassin éfort ;</text:p>
      <text:p text:style-name="_3c_l_3e_">Ces sacrileges mains mirent en fin à mort</text:p>
      <text:p text:style-name="_3c_l_3e_">Ce grand Chantre tendant ses foibles bras vers elles</text:p>
      <text:p text:style-name="_3c_l_3e_">Et da sa douce voix reclamant ces bourelles,</text:p>
      <text:p text:style-name="_3c_l_3e_">Mais vaine à ce besoin, mais sans rien émouvoir,</text:p>
      <text:p text:style-name="_3c_l_3e_">Ce fut le premier coup que manqua son pouvoir :</text:p>
      <text:p text:style-name="_3c_l_3e_">Son ame le laissant s’est donc en l’air renduë</text:p>
      <text:p text:style-name="_3c_l_3e_">Par cette bouche, ha Dieu ! plaisamment entenduë</text:p>
      <text:p text:style-name="_3c_l_3e_">Des bestes et des monts : Orphée ! ils t’ont pleuré,</text:p>
      <text:p text:style-name="_3c_l_3e_">Les oyseaux langoureux, le troupeau malheuré</text:p>
      <text:p text:style-name="_3c_l_3e_">Des plus fiers animaux, les roches les plus dures,</text:p>
      <text:p text:style-name="_3c_l_3e_">Les arbres de regret dépoüillans leurs verdures,</text:p>
      <text:p text:style-name="_3c_l_3e_">Les forests qui suivoient les charmes de ta voix</text:p>
      <text:p text:style-name="_3c_l_3e_">Ont pour toy répandu des larmes milles fois ;</text:p>
      <text:p text:style-name="_3c_l_3e_">Les fleuves de leurs pleurs ont leurs ondes enflees,</text:p>
      <text:p text:style-name="_3c_l_3e_">Et les Nymfes en deuil s’en son échevelees.</text:p>
      <text:p text:style-name="_3c_l_3e_">Ses membres sont épars sur les lieux du méchef,</text:p>
      <text:p text:style-name="_3c_l_3e_">Et l’Hebre dans ses flots eut sa lyre et son chef.</text:p>
      <text:p text:style-name="_3c_l_3e_">Ce fleuve les roulant, on oit, ô grand miracle !</text:p>
      <text:p text:style-name="_3c_l_3e_">Je ne sçay quoi plaintif de ce triste spectacle,</text:p>
      <text:p text:style-name="_3c_l_3e_">Le luth sonne un accent d’une triste chanson,</text:p>
      <text:p text:style-name="_3c_l_3e_">La langue se mourant murmure un triste son,</text:p>
      <text:p text:style-name="_3c_l_3e_"><text:soft-page-break/>Et la rive répond je ne sçay quoy de triste ;</text:p>
      <text:p text:style-name="_3c_l_3e_">Dessus ce fleuve enfin tout fut porté si vîté,</text:p>
      <text:p text:style-name="_3c_l_3e_">Qu’il se trouva sur mer, et de la mer au bort</text:p>
      <text:p text:style-name="_3c_l_3e_">De l’isle de Lesbos ; là parut à l’abort</text:p>
      <text:p text:style-name="_3c_l_3e_"><text:span text:style-name="_3c_pb_3e_">[486]</text:span>Sur le sable étranger un dragon gueule-bee,</text:p>
      <text:p text:style-name="_3c_l_3e_">Qui les cheveux moüillez de la teste d’Orphee</text:p>
      <text:p text:style-name="_3c_l_3e_">De sa langue essuya, tout prest de devorer</text:p>
      <text:p text:style-name="_3c_l_3e_">Ce chef qui s’est tant fait par ses vers honorer,</text:p>
      <text:p text:style-name="_3c_l_3e_">Mais Phœbus y courut qui retint arrestees</text:p>
      <text:p text:style-name="_3c_l_3e_">De ce goulu serpent les ja proches dentees,</text:p>
      <text:p text:style-name="_3c_l_3e_">Il le congele en pierre, et tient là resseant</text:p>
      <text:p text:style-name="_3c_l_3e_"><text:span text:style-name="T1">À</text:span> jamais le maintien de son gosier beant.</text:p>
      <text:p text:style-name="_3c_l_3e_"/>
      <text:p text:style-name="_3c_l_3e_">Orphee ombre là-bas eut bien tost recognuës</text:p>
      <text:p text:style-name="_3c_l_3e_">Les places qu’autrefois il avoit déjà veuës,</text:p>
      <text:p text:style-name="_3c_l_3e_">Son Euridice il cherche aux champs des bien-heureux,</text:p>
      <text:p text:style-name="_3c_l_3e_">Il la trouve, il l’étreint de ses bras amoureux,</text:p>
      <text:p text:style-name="_3c_l_3e_">En ces lieux maintenant ensemble ils se promenent,</text:p>
      <text:p text:style-name="_3c_l_3e_">Pas à pas, côte à côte, et bras à bras se menent,</text:p>
      <text:p text:style-name="_3c_l_3e_">Il suit, il va devant, et à châque moment</text:p>
      <text:p text:style-name="_3c_l_3e_">Il contemple s’il veut sa Dame asseuré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" svg:font-family="'DejaVu Sans Condensed'"/>
    <style:font-face style:name="Times New Roman1" svg:font-family="'Times New Roman'"/>
    <style:font-face style:name="Times New Roman2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style:paragraph-properties fo:margin-left="0cm" fo:margin-right="0cm" fo:text-indent="-3.669cm" style:auto-text-indent="false" style:page-number="auto" fo:background-color="#ffffff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size="12pt" fo:letter-spacing="normal" fo:language="fr" fo:country="FR" style:font-name-asian="DejaVu Sans Condensed" style:font-size-asian="12pt" style:language-asian="fr" style:country-asian="FR" style:font-name-complex="DejaVu Sans Condensed" style:font-size-complex="12pt" style:language-complex="fr" style:country-complex="FR" style:text-scale="100%"/>
    </style:style>
    <style:style style:name="CharStyle4" style:family="text" style:parent-style-name="DefaultFontStyle"/>
    <style:style style:name="Default_20_Paragraph_20_Font" style:display-name="Default Paragraph Font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20-01-06T15:58:43.62</dc:date>
    <dc:creator>Karolina Suchecka</dc:creator>
    <meta:editing-duration>PT18H15M24S</meta:editing-duration>
    <meta:editing-cycles>21</meta:editing-cycles>
    <meta:generator>OpenOffice/4.1.6$Win32 OpenOffice.org_project/416m1$Build-9790</meta:generator>
    <meta:document-statistic meta:table-count="0" meta:image-count="0" meta:object-count="0" meta:page-count="8" meta:paragraph-count="262" meta:word-count="2145" meta:character-count="11822"/>
  </office:meta>
</office:document-meta>
</file>